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Heading_20_3">
      <style:paragraph-properties fo:margin-top="0.564cm" fo:margin-bottom="0.353cm" loext:contextual-spacing="false" fo:line-height="100%" fo:text-align="justify" style:justify-single-word="false"/>
    </style:style>
    <style:style style:name="P4" style:family="paragraph" style:parent-style-name="Title" style:master-page-name="Standard">
      <style:paragraph-properties fo:margin-top="0cm" fo:margin-bottom="0.106cm" loext:contextual-spacing="false" style:page-number="1"/>
    </style:style>
    <style:style style:name="T1" style:family="text">
      <style:text-properties fo:color="#ff0000"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m9g4kdvp25os"/>Wyprani w Perwallu</text:p>
      <text:p text:style-name="P2"><text:bookmark text:name="_i7eu1v5yvy5b"/>Czyli nie taki antagonista straszny</text:p>
      <text:p text:style-name="P1">My Little Pony zawsze miało niezłych antagonistów, którzy mocno wyróżniali się na tle nudnej, tęczowej bandy. Również nasza kochana generacja czwarta ma się czym pochwalić. Uważam, że większość wrogów Grzywnej Szóstki jest świetnie wykreowana, ale w sumie nie taka zła, jak ją malują. Od razu mówię, że nie będę mówić o Trixie, Diamond Tiarze czy nawet o Starlight, ponieważ kuce te nigdy nie były prawdziwymi czarnymi charakterami. Co nie oznacza, że nie są fajne. Jednak ciężko ich określić mianem wielkiego Zła przez duże Z.</text:p>
      <text:p text:style-name="P3"><text:bookmark text:name="_9d88umc2l70n"/>Chcę, żeby noc trwała wiecznie…</text:p>
      <text:p text:style-name="P1">Budzik nigdy nie dzwonił, a zajęcia/praca nie zaczynały się przed dziesiątą rano. W sumie to Nightmare Moon powinna zostać patronką wszystkich nocnych marków oraz nałogowych graczy i artystów. Kiedy po raz pierwszy spotkaliśmy złą siostrę Celestii, jawiła się ona jako kiczowaty wróg drużyny Twilight. Mieliśmy mhroczny wygląd, kiczowaty śmiech, dość słabą animację i motywację z kartonu. Nasza antagonistka miała focha na lepszą księżniczkę i dlatego postanowiła sprowadzić na Equestrię wieczną noc. Wtedy fandom myślał, że to oznacza głód, patologię i degenerację.</text:p>
      <text:p text:style-name="P1">Finał sezonu piątego pokazał Equestrię rządzoną przez opętaną Lunę i cóż… Było ciemno, władczyni na tronie robiła przeurocze miny, a kucyki wyglądały na całkiem szczęśliwe. Widać szybko zaakceptowały zmiany i łatwo dostosowały się do nowej rzeczywistości. Wszystko wskazuje na to, że Nightmare Moon okazała się być całkiem przyzwoitą władczynią. Może bardziej surową od Celestii, ale chyba jednak nie taką złą. Co prawda widzieliśmy ją krótko, ale nic nie wskazywało na to, by istniał jakiś ruch oporu.</text:p>
      <text:p text:style-name="P1">Oczywiście Celestia<text:span text:style-name="T1"> </text:span>skończyła na księżycu, ale to tylko jedna Celestia. Poza tym Nightmare Moon powiedziała coś ciekawego – że to zemsta za zesłanie jej na księżyc i że księżniczka słońca<text:span text:style-name="T1"> </text:span>spędzi tam tysiąc lat. Czy to oznacza, że czarna klacz założyła możliwość, w której jej siostra wróci do Equestrii i będzie mogła w niej zostać? Ciężko powiedzieć. Przypominam, że w „Princess Twilight Sparkle” biały alikorn<text:span text:style-name="T1"> </text:span>nie chciał walczyć i został zaatakowany w zasadzie bez powodu. </text:p>
      <text:p text:style-name="P3"><text:bookmark text:name="_2b3tpaa2up8y"/>Jam jest Chaos</text:p>
      <text:p text:style-name="P1">Discord to jedyny z wielkich antagonistów, który przeszedł na jasną stronę mocy z własnej woli, a nie dzięki strzałowi z tęczy. Jako wróg Equestrii zesłał czekoladowy deszcz i zamienił krainę kucyków w krainę grzybów. Straszne, nie? Już wtedy ciężko go było traktować poważnie, choć skutki jego zabaw potrafiły przybierać rozmiary katastrofy. Jednak Pan Chaosu chciał się tylko bawić, a robienie tych wszystkich rzeczy go śmieszyło. Porównałabym go do dzieciaka z magiczną mocą, który przerabia cały świat na swoją piaskownicę i nie chce słuchać rodziców. Szczególnie, że w późniejszych odcinkach z naszym draconequusem ten wciąż zachowywał się bardzo infantylnie – jest zazdrosny o znajomych swoich koleżanek, chce, by wszyscy zwracali na niego uwagę i go kochali oraz potrafi zdradzić przyjaciół za parę pochlebstw.</text:p>
      <text:p text:style-name="P3"><text:bookmark text:name="_aertnbvu641x"/>Królowa jest tylko jedna</text:p>
      <text:p text:style-name="P1">Chrysalis jest moim zdaniem najlepszą postacią w całym serialu. Gdyby nie była tęczowym osiołkiem, to powiedziałabym, że zakochałam się w niej od pierwszego wejrzenia. Jednak Poczwarka jest tylko postacią z bajki dla dzieci. Już sam wygląd Kryśki zwraca uwagę – <text:soft-page-break/>widać, że twórcy się postarali i zrobili coś, co jednocześnie wygląda niepokojąco, a nie jest szkaradne. Moim zdaniem królowa jest słodka i urocza, ale dla grupy docelowej może być straszna.</text:p>
      <text:p text:style-name="P1">Podobnie jak Nightmare Moon, pragnie władzy i posługuje się podstępami, jednak jest w tym dużo bardziej finezyjna. Umie zmieniać kształt i kontrolować umysły. Swą moc czerpie z miłości, a podlegająca jej armia minionów już parę razy pokazała, że nie jest jedynie hordą durnych trepów. Podmieńce mają swoje osobowości i podobnie jak kucyki są pełnoprawną rasą. Tylko ładniej wyglądają.</text:p>
      <text:p text:style-name="P1">To, co wyróżnia Chrysalis, to przede wszystkim inteligencja i motywacja. Jak na serial o tęczowych taboretach jest całkiem sprytna, w końcu wykiwała wszystkich prócz Twilight. Jednak czy naprawdę nie udało jej się uczennicą Celestii? No cóż, Twi doprowadziła królową do zguby, bo dostarczyła Cadance na ślub, ale tak naprawdę nie sądziła, że księżniczka miłości została podmieniona. Jej uwagę zwróciło to, że Poczwarka jej nie zna. Dopiero po tym zaczęła zwracać na nią większą uwagę i doszła do wniosku, że z księżniczką miłości jest coś nie tak, bo jest złośliwa i wredna. Jednak już Mane Six tego tak nie odebrały. No cóż, imprezka Pinkie Pie faktycznie nadawała się na urodziny sześciolatka, a nie na wesele pary książęcej, a Fluttershy sama przyznała, że jej ptak nie umie śpiewać. No cóż, królowa podmieńców miała po prostu rację.</text:p>
      <text:p text:style-name="P1">Gdyby nie Twilight i deus ex machina w postaci magii miłości, to Equestrią rządziłyby dziś podmieńce. No, ale przecież w bajce dla dzieci ci źli nie mogą wygrać. Ale właśnie, czy Chrysalis jest naprawdę zła? Podbiła Canterlot, bo musiała wykarmić poddanych, to naturalne zachowanie dla jej rasy. Czy lew jest zły, bo zabija antylopy? Ona nawet nie wiedziała, że można inaczej. </text:p>
      <text:p text:style-name="P3"><text:bookmark text:name="_a01un1516d7a"/>Król elokwencji</text:p>
      <text:p text:style-name="P1">Sombra może i nie jest zbyt rozmownym kucem, ale za to określiłabym go mianem jednego z lepszych złodupców w serialu. Zniewolił całą rasę, a w alternatywnej rzeczywistości dokonał aktu agresji na królestwo Equestrii. Kuce bały się Sombry, a jego rządy określiłabym mianem krwawych i mrocznych. Król Cieni jest postacią bardzo tajemniczą i to nawet dobrze. Jasne, chętnie zobaczyłabym go ponownie i dowiedziałabym się czegoś więcej na jego temat, ale w ten sposób Hasbro nie miało szansy go zepsuć. A chyba nie chcielibyście odcinka, w którym dowiadujecie się, że Sombra terroryzował Kryształowe Imperium, bo go przezywali w przedszkolu.</text:p>
      <text:p text:style-name="P1">Ta postać jest mroczna, naprawdę mroczna i dość mocna jak na bajkę dla dzieci. Sombra nie bawi się w kiczowaty śmiech, zdradzanie swojego planu i pogróżki. On działa. Korumpuje umysły, zsyłając strach, więzi wśród czarnych kryształów, zsyła do kopalń i śle na wojnę. Prawdopodobnie jest dość inteligentny, skoro osiągnął taki sukces. A przecież według serialu jest tylko jednorożcem.</text:p>
      <text:p text:style-name="P3"><text:bookmark text:name="_c9s841wbweoz"/>Sebix wśród kucyków</text:p>
      <text:p text:style-name="P1">Tirek jest moim zdaniem najgorszym wrogiem, jakiego miała Equestria. Nie dość że projekt postaci jest wizualnie brzydki, to w dodatku jego motywacja jest nudna. W zasadzie to jej nie ma, nasz antagonista zwyczajnie lubi palenie tęczy. Kradnie magię, sieje demolkę i najwidoczniej jest adoptowany (chyba że to Scorpan jest adoptowany). W ogóle dziwna ta sprawa z tą jego rodziną, skoro bratem parzystokopytnego centaura jest jakiś opos ze skrzydłami. Wprowadzenie tego bohatera miało oczywiście być nawiązaniem do G1, ale mimo wszystko fabularnie wyszło to słabo. Więziony w Tartarze wróg kucyków z innej krainy wraca, by ponownie wszystko niszczyć. Prawdziwy przegryw życiowy, który nie ma nic innego do roboty.</text:p>
      <text:p text:style-name="P1"><text:soft-page-break/>Grafiki:</text:p>
      <text:p text:style-name="P1"><text:a xlink:type="simple" xlink:href="http://cahandariella.deviantart.com/art/Young-Chryssi-568425284" text:style-name="Internet_20_link" text:visited-style-name="Visited_20_Internet_20_Link"><text:span text:style-name="T2">http://cahandariella.deviantart.com/art/Young-Chryssi-568425284</text:span></text:a></text:p>
      <text:p text:style-name="P1"><text:a xlink:type="simple" xlink:href="http://cahandariella.deviantart.com/art/Chrissy-Smile-411474575" text:style-name="Internet_20_link" text:visited-style-name="Visited_20_Internet_20_Link"><text:span text:style-name="T2">http://cahandariella.deviantart.com/art/Chrissy-Smile-411474575</text:span></text:a></text:p>
      <text:p text:style-name="P1"><text:a xlink:type="simple" xlink:href="http://everypone.deviantart.com/art/Time-for-a-Changeling-568629453?q=Cahandariella%2F69403717&amp;qo=5" text:style-name="Internet_20_link" text:visited-style-name="Visited_20_Internet_20_Link"><text:span text:style-name="T2">http://everypone.deviantart.com/art/Time-for-a-Changeling-568629453?q=Cahandariella%2F69403717&amp;qo=5</text:span></text:a></text:p>
      <text:p text:style-name="P1"><text:a xlink:type="simple" xlink:href="http://huussii.deviantart.com/art/King-Sombra-337438306?q=Cahandariella%2F69403717&amp;qo=77" text:style-name="Internet_20_link" text:visited-style-name="Visited_20_Internet_20_Link"><text:span text:style-name="T2">http://huussii.deviantart.com/art/King-Sombra-337438306?q=Cahandariella%2F69403717&amp;qo=77</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7T23:43:43.828000000</dc:date>
    <meta:editing-duration>PT11M</meta:editing-duration>
    <meta:editing-cycles>1</meta:editing-cycles>
    <meta:document-statistic meta:table-count="0" meta:image-count="0" meta:object-count="0" meta:page-count="3" meta:paragraph-count="24" meta:word-count="1050" meta:character-count="7143" meta:non-whitespace-character-count="6112"/>
  </office:meta>
</office:document-meta>
</file>